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485b" officeooo:paragraph-rsid="001048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solving </text:p>
      <text:p text:style-name="P1">https://en.wikipedia.org/wiki/Problem_solv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7:29:09.644021014</meta:creation-date>
    <dc:date>2021-11-13T17:29:45.202373591</dc:date>
    <meta:editing-duration>PT35S</meta:editing-duration>
    <meta:editing-cycles>1</meta:editing-cycles>
    <meta:generator>LibreOffice/7.0.6.2$Linux_X86_64 LibreOffice_project/00$Build-2</meta:generator>
    <meta:document-statistic meta:table-count="0" meta:image-count="0" meta:object-count="0" meta:page-count="1" meta:paragraph-count="2" meta:word-count="3" meta:character-count="61" meta:non-whitespace-character-count="59"/>
  </office:meta>
</office:document-meta>
</file>